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f23c" officeooo:paragraph-rsid="0000f23c"/>
    </style:style>
    <style:style style:name="P2" style:family="paragraph" style:parent-style-name="Standard">
      <style:paragraph-properties fo:text-align="start" style:justify-single-word="false"/>
      <style:text-properties officeooo:rsid="0000f23c" officeooo:paragraph-rsid="0000f23c"/>
    </style:style>
    <style:style style:name="T1" style:family="text">
      <style:text-properties officeooo:rsid="000448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acion</text:p>
      <text:p text:style-name="P1"/>
      <text:p text:style-name="P2">Se modula una frecuencia para transportar por aire o cables. Idealmente se tiene que transimitir una senoidal de alta frecuencia <text:span text:style-name="T1">llamada portadora</text:span></text:p>
      <text:p text:style-name="P2"/>
      <text:p text:style-name="P2"/>
      <text:p text:style-name="P2">Digital:<text:line-break/>ASK</text:p>
      <text:p text:style-name="P2">FSK</text:p>
      <text:p text:style-name="P2">PS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21:11:42.591303186</meta:creation-date>
    <dc:date>2021-08-18T21:26:38.863140431</dc:date>
    <meta:editing-duration>PT4M46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5" meta:word-count="27" meta:character-count="174" meta:non-whitespace-character-count="152"/>
  </office:meta>
</office:document-meta>
</file>